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Preformatted_20_Text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9397d"/>
    </style:style>
    <style:style style:name="P5" style:family="paragraph" style:parent-style-name="Standard">
      <style:text-properties fo:color="#c9211e" loext:opacity="100%" fo:font-weight="bold" officeooo:rsid="001b501b" officeooo:paragraph-rsid="001b501b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1e9678" officeooo:paragraph-rsid="001e9678" style:font-weight-asian="bold" style:font-weight-complex="bold"/>
    </style:style>
    <style:style style:name="P7" style:family="paragraph" style:parent-style-name="Preformatted_20_Text">
      <style:text-properties fo:color="#81d41a" loext:opacity="100%" officeooo:paragraph-rsid="0019397d"/>
    </style:style>
    <style:style style:name="P8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9" style:family="paragraph" style:parent-style-name="Standard">
      <style:text-properties fo:color="#81d41a" loext:opacity="100%" fo:font-weight="bold" officeooo:rsid="001e9678" officeooo:paragraph-rsid="001e9678" style:font-weight-asian="bold" style:font-weight-complex="bold"/>
    </style:style>
    <style:style style:name="P10" style:family="paragraph" style:parent-style-name="Standard">
      <style:text-properties officeooo:rsid="0019397d" officeooo:paragraph-rsid="0019397d"/>
    </style:style>
    <style:style style:name="P11" style:family="paragraph" style:parent-style-name="Preformatted_20_Text">
      <style:text-properties fo:color="#000000" loext:opacity="100%" officeooo:paragraph-rsid="0019397d"/>
    </style:style>
    <style:style style:name="P12" style:family="paragraph" style:parent-style-name="Preformatted_20_Text">
      <style:text-properties fo:color="#000000" loext:opacity="100%" officeooo:paragraph-rsid="0019c334"/>
    </style:style>
    <style:style style:name="P13" style:family="paragraph" style:parent-style-name="Preformatted_20_Text">
      <style:text-properties officeooo:paragraph-rsid="001d4c60"/>
    </style:style>
    <style:style style:name="P14" style:family="paragraph" style:parent-style-name="Standard">
      <style:text-properties fo:color="#ff4000" loext:opacity="100%" fo:font-weight="bold" officeooo:rsid="001e9678" officeooo:paragraph-rsid="001e9678" style:font-weight-asian="bold" style:font-weight-complex="bold"/>
    </style:style>
    <style:style style:name="P15" style:family="paragraph" style:parent-style-name="Standard">
      <style:text-properties officeooo:rsid="001d4c60" officeooo:paragraph-rsid="001d4c60"/>
    </style:style>
    <style:style style:name="P16" style:family="paragraph" style:parent-style-name="Standard">
      <style:text-properties fo:color="#3faf46" loext:opacity="100%" fo:font-weight="bold" officeooo:rsid="002061d7" officeooo:paragraph-rsid="002061d7" style:font-weight-asian="bold" style:font-weight-complex="bold"/>
    </style:style>
    <style:style style:name="P17" style:family="paragraph" style:parent-style-name="Standard">
      <style:text-properties fo:color="#00a933" loext:opacity="100%" fo:font-weight="bold" officeooo:rsid="002061d7" officeooo:paragraph-rsid="002061d7" style:font-weight-asian="bold" style:font-weight-complex="bold"/>
    </style:style>
    <style:style style:name="P18" style:family="paragraph" style:parent-style-name="Preformatted_20_Text">
      <style:text-properties fo:color="#000000" loext:opacity="100%" officeooo:paragraph-rsid="001d4c60"/>
    </style:style>
    <style:style style:name="P19" style:family="paragraph" style:parent-style-name="Preformatted_20_Text">
      <style:text-properties fo:color="#000000" loext:opacity="100%" officeooo:paragraph-rsid="0019397d"/>
    </style:style>
    <style:style style:name="P20" style:family="paragraph" style:parent-style-name="Preformatted_20_Text">
      <style:text-properties fo:color="#000000" loext:opacity="100%" officeooo:rsid="0019397d" officeooo:paragraph-rsid="001c2d33"/>
    </style:style>
    <style:style style:name="P21" style:family="paragraph" style:parent-style-name="Heading_20_2">
      <style:text-properties officeooo:paragraph-rsid="001753ea"/>
    </style:style>
    <style:style style:name="P22" style:family="paragraph" style:parent-style-name="Heading_20_2">
      <style:text-properties officeooo:paragraph-rsid="0019397d"/>
    </style:style>
    <style:style style:name="P23" style:family="paragraph" style:parent-style-name="Standard">
      <style:text-properties officeooo:rsid="001753ea" officeooo:paragraph-rsid="001e9678"/>
    </style:style>
    <style:style style:name="P24" style:family="paragraph" style:parent-style-name="Standard">
      <style:text-properties fo:color="#3faf46" loext:opacity="100%" fo:font-weight="bold" officeooo:rsid="002061d7" officeooo:paragraph-rsid="002061d7" style:font-weight-asian="bold" style:font-weight-complex="bold"/>
    </style:style>
    <style:style style:name="P25" style:family="paragraph" style:parent-style-name="Standard">
      <style:text-properties officeooo:rsid="0019397d" officeooo:paragraph-rsid="0019397d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fo:color="#ff4000" loext:opacity="100%"/>
    </style:style>
    <style:style style:name="T5" style:family="text">
      <style:text-properties fo:color="#ff4000" loext:opacity="100%" officeooo:rsid="0019397d"/>
    </style:style>
    <style:style style:name="T6" style:family="text">
      <style:text-properties officeooo:rsid="001c0e23"/>
    </style:style>
    <style:style style:name="T7" style:family="text">
      <style:text-properties fo:color="#81d41a" loext:opacity="100%" officeooo:rsid="001e9678"/>
    </style:style>
    <style:style style:name="T8" style:family="text">
      <style:text-properties officeooo:rsid="001c5823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9397d"/>
    </style:style>
    <style:style style:name="T11" style:family="text">
      <style:text-properties officeooo:rsid="001d4c60"/>
    </style:style>
    <style:style style:name="T12" style:family="text">
      <style:text-properties officeooo:rsid="001e9678"/>
    </style:style>
    <style:style style:name="T13" style:family="text">
      <style:text-properties fo:color="#c9211e" loext:opacity="100%" officeooo:rsid="001c5823"/>
    </style:style>
    <style:style style:name="T14" style:family="text">
      <style:text-properties fo:color="#c9211e" loext:opacity="100%" officeooo:rsid="001d4c60"/>
    </style:style>
    <style:style style:name="T15" style:family="text">
      <style:text-properties fo:color="#00a933" loext:opacity="100%"/>
    </style:style>
    <style:style style:name="T16" style:family="text">
      <style:text-properties fo:color="#00a933" loext:opacity="100%" officeooo:rsid="00193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 <text:span text:style-name="T8">PHP</text:span>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programa Sumar</text:p>
      <text:p text:style-name="P2"/>
      <text:h text:style-name="Heading_20_1" text:outline-level="1">Check List</text:h>
      <text:p text:style-name="P2">Ejecutar la siguientes pruebas en el programa Sumar <text:span text:style-name="T8">en un servidor de pruebas.</text:span></text:p>
      <text:p text:style-name="P2"/>
      <text:h text:style-name="Heading_20_2" text:outline-level="2"><text:span text:style-name="T1">0</text:span>- Testear Funcionamiento de <text:span text:style-name="T8">APACHE Web Server</text:span></text:h>
      <text:p text:style-name="P2">Fundamentos: verificar <text:span text:style-name="T8">el funcionamiento del servidor de pruebas</text:span> en la Terminal, <text:span text:style-name="T8">encender el server e ingresar a la siguiente url</text:span></text:p>
      <text:p text:style-name="P2"/>
      <text:p text:style-name="Preformatted_20_Text"><text:tab/><text:span text:style-name="T8">http://localhost</text:span></text:p>
      <text:p text:style-name="P2"/>
      <text:p text:style-name="P15">Se espera respuesta del servidor</text:p>
      <text:p text:style-name="P2"/>
      <text:p text:style-name="P23"/>
      <text:h text:style-name="Heading_20_1" text:outline-level="1">1- Compilar programa</text:h>
      <text:p text:style-name="P1">Fundamentos: Verificar que el programa compile sin errores</text:p>
      <text:p text:style-name="P18"><text:tab/><text:span text:style-name="T8">http://localhost/</text:span><text:span text:style-name="T11">sumar</text:span></text:p>
      <text:p text:style-name="P2"/>
      <text:p text:style-name="P15">Se espera la interfase del programa</text:p>
      <text:p text:style-name="P6"/>
      <text:h text:style-name="Heading_20_2" text:outline-level="2">2- Testear Programa sin parámetros</text:h>
      <text:p text:style-name="P2">Fundamentos: verificar el funcionamiento del programa sin argumentos de entrada. <text:span text:style-name="T12">Borrando los valores por defecto.</text:span></text:p>
      <text:p text:style-name="P2"/>
      <text:p text:style-name="P13"><text:tab/><text:span text:style-name="T8">http://localhost/</text:span><text:span text:style-name="T11">sumar</text:span></text:p>
      <text:p text:style-name="P2"/>
      <text:p text:style-name="P15">Se espera respuesta 0</text:p>
      <text:p text:style-name="P6"/>
      <text:p text:style-name="P8"/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2"/>
      <text:p text:style-name="P13"><text:tab/><text:span text:style-name="T8">http://localhost/</text:span><text:span text:style-name="T11">sumar</text:span></text:p>
      <text:p text:style-name="P2"/>
      <text:p text:style-name="P2"><text:soft-page-break/>Se espera <text:span text:style-name="T11">la suma</text:span></text:p>
      <text:p text:style-name="P6"/>
      <text:p text:style-name="P8"/>
      <text:h text:style-name="P21" text:outline-level="2">3- Testear Programa con <text:span text:style-name="T1">dos</text:span> parámetro<text:span text:style-name="T2">s</text:span> de entrada</text:h>
      <text:p text:style-name="P2"/>
      <text:p text:style-name="P2">Fundamentos: Verificar ingreso de parámetros incorrectos</text:p>
      <text:p text:style-name="P2"/>
      <text:p text:style-name="P13"><text:tab/><text:span text:style-name="T8">http://localhost/</text:span><text:span text:style-name="T11">sumar</text:span></text:p>
      <text:p text:style-name="P2"/>
      <text:p text:style-name="P10">Se espera la suma de los parámetros de entrada</text:p>
      <text:p text:style-name="P9"/>
      <text:h text:style-name="P22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4"/>
      <text:p text:style-name="P4">Fundamentos: Verificar ingreso de parámetros incorrectos</text:p>
      <text:p text:style-name="P4"/>
      <text:p text:style-name="P11"><text:tab/>Sumar <text:span text:style-name="T2">a</text:span></text:p>
      <text:p text:style-name="P11"><text:tab/>Sumar <text:span text:style-name="T2">hola chau</text:span> <text:span text:style-name="T2">10 10</text:span></text:p>
      <text:p text:style-name="P11"><text:tab/>Sumar <text:span text:style-name="T2">4 hola chau</text:span> <text:span text:style-name="T2">10 10</text:span></text:p>
      <text:p text:style-name="P12"><text:tab/>Sumar *<text:span text:style-name="T2">4 10</text:span></text:p>
      <text:p text:style-name="P12"><text:tab/>Sumar <text:span text:style-name="T2">4* 10</text:span></text:p>
      <text:p text:style-name="P3"/>
      <text:p text:style-name="P10">Se espera un aviso de error de parámetros de entrada <text:span text:style-name="T12">o no permitir parámetros un numéricos</text:span></text:p>
      <text:p text:style-name="P9"/>
      <text:p text:style-name="P5"/>
      <text:h text:style-name="P22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4"/>
      <text:p text:style-name="P4">Fundamentos: Verificar ingreso de parámetros incorrectos</text:p>
      <text:p text:style-name="P4"/>
      <text:p text:style-name="P11"><text:tab/>Sumar <text:span text:style-name="T2">10 10.0</text:span></text:p>
      <text:p text:style-name="P11"><text:tab/>Sumar <text:span text:style-name="T2">3.5 5.5</text:span></text:p>
      <text:p text:style-name="P11"><text:tab/>Sumar <text:span text:style-name="T2">4.1 4</text:span></text:p>
      <text:p text:style-name="P11"><text:tab/>Sumar <text:span text:style-name="T2">4.1 4</text:span></text:p>
      <text:p text:style-name="P20"><text:tab/>Sumar 4 4 5.6</text:p>
      <text:p text:style-name="P3"/>
      <text:p text:style-name="P10">Se espera la suma de los dos primeros números</text:p>
      <text:p text:style-name="P14"/>
      <text:h text:style-name="P22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4"/>
      <text:p text:style-name="P4">Fundamentos: Verificar ingreso de parámetros <text:span text:style-name="T6">neutro</text:span></text:p>
      <text:p text:style-name="P4"/>
      <text:p text:style-name="P7"><text:tab/><text:span text:style-name="T9">Sumar </text:span><text:span text:style-name="T10">10 0</text:span></text:p>
      <text:p text:style-name="P11"><text:tab/>Sumar <text:span text:style-name="T2">0 10</text:span></text:p>
      <text:p text:style-name="P11"><text:tab/>Sumar <text:span text:style-name="T2">0 0</text:span></text:p>
      <text:p text:style-name="P3"/>
      <text:p text:style-name="P10">Se espera la suma de los dos primeros números</text:p>
      <text:p text:style-name="P16"/>
      <text:h text:style-name="P22" text:outline-level="2"><text:span text:style-name="T3">8</text:span>- Testear Programa con parámetro<text:span text:style-name="T2">s</text:span> <text:span text:style-name="T2">de entr</text:span>ada <text:span text:style-name="T2">negativos</text:span></text:h>
      <text:p text:style-name="P4"/>
      <text:p text:style-name="P4"><text:soft-page-break/>Fundamentos: Verificar ingreso de parámetros incorrectos</text:p>
      <text:p text:style-name="P4"/>
      <text:p text:style-name="P11"><text:tab/>Sumar -<text:span text:style-name="T2">10 -10</text:span></text:p>
      <text:p text:style-name="P11"><text:tab/>Sumar -<text:span text:style-name="T2">5 10</text:span></text:p>
      <text:p text:style-name="P11"><text:tab/>Sumar <text:span text:style-name="T2">10 -50</text:span></text:p>
      <text:p text:style-name="P11"><text:tab/>Sumar -<text:span text:style-name="T2">5 -5</text:span></text:p>
      <text:p text:style-name="P11"><text:tab/>Sumar -<text:span text:style-name="T2">10 0</text:span></text:p>
      <text:p text:style-name="P12"><text:tab/>Sumar -<text:span text:style-name="T2">10 -0 </text:span></text:p>
      <text:p text:style-name="P3"/>
      <text:p text:style-name="P10">Se espera la suma de los dos primeros números</text:p>
      <text:p text:style-name="P16"/>
      <text:h text:style-name="P22" text:outline-level="2"><text:span text:style-name="T3">9</text:span>- Testear Programa <text:span text:style-name="T2">con desbordamiento en números enteros</text:span></text:h>
      <text:p text:style-name="P4"/>
      <text:p text:style-name="P4">Fundamentos: Verificar ingreso de parámetros incorrectos</text:p>
      <text:p text:style-name="P4"/>
      <text:p text:style-name="P11"><text:tab/>Sumar <text:span text:style-name="T2">2000000000 2000000000</text:span></text:p>
      <text:p text:style-name="P11"><text:tab/>Sumar -<text:span text:style-name="T2">2000000000 -2000000000</text:span></text:p>
      <text:p text:style-name="P3"/>
      <text:p text:style-name="P10">Se espera la suma de los dos primeros números o aviso de parámetros incorrectos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18:42.111000000</meta:creation-date>
    <meta:generator>LibreOffice/7.2.7.2$Windows_X86_64 LibreOffice_project/8d71d29d553c0f7dcbfa38fbfda25ee34cce99a2</meta:generator>
    <dc:date>2022-10-03T11:35:35.247000000</dc:date>
    <meta:editing-duration>PT31M16S</meta:editing-duration>
    <meta:editing-cycles>8</meta:editing-cycles>
    <meta:document-statistic meta:table-count="0" meta:image-count="0" meta:object-count="0" meta:page-count="3" meta:paragraph-count="62" meta:word-count="351" meta:character-count="2242" meta:non-whitespace-character-count="1926"/>
  </office:meta>
</office:document-meta>
</file>